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middle" draw:auto-grow-height="false" fo:min-height="18.482cm" fo:min-width="15.37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96cm" fo:min-width="1.97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38cm" fo:min-width="0.629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42cm" fo:min-width="2.992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338cm" fo:min-width="2.013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2cm" fo:min-width="1.634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1.338cm" fo:min-width="1.196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7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8.732cm" svg:x="0.9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492cm" svg:height="3.176cm" svg:x="3.69cm" svg:y="2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78cm" svg:height="1.588cm" svg:x="4.7cm" svg:y="3.743cm">
          <draw:text-box>
            <text:p><text:span text:style-name="T1">id</text:span></text:p>
          </draw:text-box>
        </draw:frame>
        <draw:custom-shape draw:style-name="gr4" draw:text-style-name="P1" draw:layer="layout" svg:width="3.492cm" svg:height="3.492cm" svg:x="3.731cm" svg:y="7.87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13cm" svg:height="1.588cm" svg:x="4.244cm" svg:y="8.823cm">
          <draw:text-box>
            <text:p text:style-name="P3"><text:span text:style-name="T1">id</text:span></text:p>
          </draw:text-box>
        </draw:frame>
        <draw:custom-shape draw:style-name="gr6" draw:text-style-name="P1" draw:layer="layout" svg:width="3.81cm" svg:height="2.858cm" svg:x="3.531cm" svg:y="13.19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2" draw:layer="layout" svg:width="1.696cm" svg:height="1.588cm" svg:x="4.67cm" svg:y="13.826cm">
          <draw:text-box>
            <text:p><text:span text:style-name="T1">id</text:span></text:p>
          </draw:text-box>
        </draw:frame>
        <draw:line draw:style-name="gr8" draw:text-style-name="P5" draw:layer="layout" svg:x1="3.531cm" svg:y1="18.136cm" svg:x2="7.023cm" svg:y2="18.136cm">
          <text:p/>
        </draw:line>
        <draw:frame draw:style-name="gr9" draw:text-style-name="P5" draw:layer="layout" svg:width="5.715cm" svg:height="2.857cm" svg:x="7.976cm" svg:y="3.531cm">
          <draw:text-box>
            <text:p text:style-name="P3">Packet Generating Node</text:p>
          </draw:text-box>
        </draw:frame>
        <draw:frame draw:style-name="gr10" draw:text-style-name="P5" draw:layer="layout" svg:width="5.715cm" svg:height="0.962cm" svg:x="7.976cm" svg:y="9.093cm">
          <draw:text-box>
            <text:p text:style-name="P3">Router/Switch</text:p>
          </draw:text-box>
        </draw:frame>
        <draw:frame draw:style-name="gr11" draw:text-style-name="P5" draw:layer="layout" svg:width="5.715cm" svg:height="1.529cm" svg:x="8.058cm" svg:y="13.984cm">
          <draw:text-box>
            <text:p text:style-name="P3">Pack Sink</text:p>
          </draw:text-box>
        </draw:frame>
        <draw:frame draw:style-name="gr9" draw:text-style-name="P5" draw:layer="layout" svg:width="5.715cm" svg:height="2.857cm" svg:x="7.977cm" svg:y="16.732cm">
          <draw:text-box>
            <text:p text:style-name="P3">Direction of Traffic Flow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5983b0" draw:marker-start-width="0.356cm" draw:marker-start-center="false" draw:marker-end-width="0.356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0T10:29:19.883000000</meta:creation-date>
    <dc:date>2021-04-10T12:51:12.350000000</dc:date>
    <meta:editing-duration>PT21M54S</meta:editing-duration>
    <meta:editing-cycles>7</meta:editing-cycles>
    <meta:generator>LibreOffice/7.1.1.2$Windows_X86_64 LibreOffice_project/fe0b08f4af1bacafe4c7ecc87ce55bb426164676</meta:generator>
    <meta:document-statistic meta:object-count="12"/>
  </office:meta>
</office:document-meta>
</file>